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in" fo:margin-right="0in" fo:text-indent="0in" style:auto-text-indent="false"/>
      <style:text-properties officeooo:rsid="001bb364" officeooo:paragraph-rsid="001bb364"/>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officeooo:rsid="001d7403" officeooo:paragraph-rsid="001d7403"/>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9" style:family="paragraph" style:parent-style-name="Standard">
      <style:paragraph-properties fo:margin-left="0.4925in" fo:margin-right="0in" fo:text-indent="0in" style:auto-text-indent="false"/>
    </style:style>
    <style:style style:name="P10" style:family="paragraph" style:parent-style-name="Standard">
      <style:paragraph-properties fo:margin-left="0.4925in" fo:margin-right="0in" fo:text-indent="0in" style:auto-text-indent="false"/>
      <style:text-properties officeooo:paragraph-rsid="0017a781"/>
    </style:style>
    <style:style style:name="P11" style:family="paragraph" style:parent-style-name="Standard">
      <style:paragraph-properties fo:margin-left="0.4925in" fo:margin-right="0in" fo:text-indent="0in" style:auto-text-indent="false"/>
      <style:text-properties officeooo:rsid="0017a781" officeooo:paragraph-rsid="0017b29a"/>
    </style:style>
    <style:style style:name="P12" style:family="paragraph" style:parent-style-name="Standard">
      <style:text-properties officeooo:paragraph-rsid="0017a781"/>
    </style:style>
    <style:style style:name="P13" style:family="paragraph" style:parent-style-name="Standard">
      <style:paragraph-properties fo:margin-left="0.4902in" fo:margin-right="0in" fo:text-indent="0in" style:auto-text-indent="false"/>
      <style:text-properties officeooo:rsid="0017a781" officeooo:paragraph-rsid="001bd8d3"/>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style:style style:name="T7" style:family="text">
      <style:text-properties officeooo:rsid="001c9355"/>
    </style:style>
    <style:style style:name="T8" style:family="text">
      <style:text-properties officeooo:rsid="001e0d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12">--begin_time -b #</text:p>
      <text:p text:style-name="P10">The number of nanoseconds to delay from index to start reading track Only needed if initialize specified. <text:span text:style-name="T5">Default is zero if not specified.</text:span></text:p>
      <text:p text:style-name="Standard">--cylinders <text:s/>-c #</text:p>
      <text:p text:style-name="P8">The number of cylinders. Only needed if initialize specified.</text:p>
      <text:p text:style-name="P1">--drive <text:s/>-d #[,#]</text:p>
      <text:p text:style-name="P6">Drive number to emulate. <text:span text:style-name="T6">For revision B or C boards specify 0 or 1 or 1,2.</text:span> <text:span text:style-name="T6">Use </text:span>0 for drive to always be selected (radial select). <text:span text:style-name="T6">1 and 2 select the first and second jumper block to use for drive select. </text:span>One or two drive numbers may be specified to emulate one or two drives. Only one may be specified if drive number is 0. <text:span text:style-name="T6">For revision A boards specify the drive number to emulate 1-4.</text:span></text:p>
      <text:p text:style-name="P7">First drive specified uses J1. The second uses J6.</text:p>
      <text:p text:style-name="Standard">--file -f filename[,filename]</text:p>
      <text:p text:style-name="P6">Emulation filename. First filename corresponds to first drive number specified.</text:p>
      <text:p text:style-name="P1">--<text:span text:style-name="T8">fill value. Default value is decmial. Use leading 0x for hex. Default is 0xaa. Cromemco needs 0 for format to work.</text:span></text:p>
      <text:p text:style-name="Standard">--heads <text:s/>-h #</text:p>
      <text:p text:style-name="P6">The number of heads. Only needed if initialize specified.</text:p>
      <text:p text:style-name="P1">--initialize -i</text:p>
      <text:p text:style-name="P6">If given create/overwrite specified file with empty data. Heads and cylinders must be specified.</text:p>
      <text:p text:style-name="P1">--note -n “string”</text:p>
      <text:p text:style-name="P6">Description to store in the emulation file. Only used if initialize specified.</text:p>
      <text:p text:style-name="P1">--options -o “string”</text:p>
      <text:p text:style-name="P9">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4">pool</text:span> -<text:span text:style-name="T4">p</text:span> #,#.#</text:p>
      <text:p text:style-name="P10">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12">--quiet <text:s/>-q #h</text:p>
      <text:p text:style-name="P6">Bit mask to select which messages don't print. 0 prints all messages. Default is 1 (no debug messages). Higher bits are more important messages in general.</text:p>
      <text:p text:style-name="P1">--<text:span text:style-name="T4">rate -r #</text:span></text:p>
      <text:p text:style-name="P11">Bit rate in Hz for the MFM clock and data bits. Only needed if initialize specified. Default is 10,000,000. <text:span text:style-name="T5">if not specified. For most SA1000 controllers specify 8680000. Only needed when –initialize specified.</text:span></text:p>
      <text:p text:style-name="P5">--rpm -R #</text:p>
      <text:p text:style-name="P13">Drive RPM. Default is 3600 unless rate is close to 8680000 where the default is 3125 for SA1000 drives. For Quantum Q2000 drives specify 3000 <text:span text:style-name="T7">if you wish to emulate the real drive RPM</text:span>. Only needed when –initialize specified.</text:p>
      <text:p text:style-name="P1">--version -v</text:p>
      <text:p text:style-name="P6">Print program version number.</text:p>
      <text:p text:style-name="P1"/>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oft-page-break/><text:s/></text:p>
      <text:p text:style-name="P1">The buffer <text:span text:style-name="T4">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4">emulation</text:span> to work properly all the data must be read consecutively. Set this parameter to the time in nanoseconds the first 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1:test 3 0 </text:p>
      <text:p text:style-name="P1"><text:soft-page-break/>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5-13T20:54:01.615476995</dc:date>
    <meta:editing-duration>PT3H45M59S</meta:editing-duration>
    <meta:editing-cycles>30</meta:editing-cycles>
    <meta:generator>LibreOffice/4.4.7.2$Linux_x86 LibreOffice_project/40$Build-2</meta:generator>
    <meta:document-statistic meta:table-count="0" meta:image-count="0" meta:object-count="0" meta:page-count="3" meta:paragraph-count="66" meta:word-count="1112" meta:character-count="6210" meta:non-whitespace-character-count="5137"/>
  </office:meta>
</office:document-meta>
</file>